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073d4" officeooo:paragraph-rsid="0015b8cc"/>
    </style:style>
    <style:style style:name="P2" style:family="paragraph" style:parent-style-name="Standard">
      <style:text-properties officeooo:rsid="00148e50" officeooo:paragraph-rsid="001115e3"/>
    </style:style>
    <style:style style:name="P3" style:family="paragraph" style:parent-style-name="Standard">
      <style:text-properties officeooo:rsid="00165124" officeooo:paragraph-rsid="00165124"/>
    </style:style>
    <style:style style:name="P4" style:family="paragraph" style:parent-style-name="Standard" style:list-style-name="L1">
      <style:text-properties officeooo:rsid="00165124" officeooo:paragraph-rsid="00165124"/>
    </style:style>
    <style:style style:name="T1" style:family="text">
      <style:text-properties officeooo:rsid="0015470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User Controls:</text:p>
      <text:p text:style-name="P3"/>
      <text:p text:style-name="P3"/>
      <text:p text:style-name="P3">The Main Menu</text:p>
      <text:p text:style-name="P3"><text:tab/>The mouse can be used to click on three buttons in the menu</text:p>
      <text:list xml:id="list1783852579" text:style-name="L1">
        <text:list-item>
          <text:p text:style-name="P4">Click on the “Resume” button (which will only appear when there is a game to resume) to resume a paused game.</text:p>
        </text:list-item>
        <text:list-item>
          <text:p text:style-name="P4">Click on the “New Game” button to create and start a new game.</text:p>
        </text:list-item>
        <text:list-item>
          <text:p text:style-name="P4">Click on the “Exit” Button to end the application</text:p>
        </text:list-item>
      </text:list>
      <text:p text:style-name="P3"/>
      <text:p text:style-name="P3"/>
      <text:p text:style-name="P3">The Game Controls</text:p>
      <text:p text:style-name="P3"/>
      <text:p text:style-name="P3"/>
      <text:p text:style-name="P3"/>
      <text:p text:style-name="P3">The Pause Menu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73d4" officeooo:paragraph-rsid="0015b8cc"/>
    </style:style>
    <style:style style:name="MT1" style:family="text">
      <style:text-properties officeooo:rsid="0015470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D:200009281<text:tab/>CS4303: P1<text:tab/><text:span text:style-name="MT1">12/02/202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1:42:34.098930922</meta:creation-date>
    <dc:date>2024-02-12T14:09:35.044539815</dc:date>
    <meta:editing-duration>PT44M39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9" meta:word-count="74" meta:character-count="378" meta:non-whitespace-character-count="315"/>
  </office:meta>
</office:document-meta>
</file>